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4.78mm" svg:y="110.63mm">
            <draw:object draw:notify-on-update-of-ranges="Sheet1.A25:Sheet1.A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office:value-type="string" calcext:value-type="string">
            <text:p>Raw: 18826 <text:s text:c="3"/>sampled: 1895.929 <text:s text:c="2"/>given: 16000 <text:s text:c="2"/>gain: 8.4391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826 <text:s text:c="3"/>sampled: 1895.929 <text:s text:c="2"/>given: 16000 <text:s text:c="2"/>gain: 8.4391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652 <text:s text:c="3"/>sampled: 1777.698 <text:s text:c="2"/>given: 15000 <text:s text:c="2"/>gain: 8.437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652 <text:s text:c="3"/>sampled: 1777.698 <text:s text:c="2"/>given: 15000 <text:s text:c="2"/>gain: 8.437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74 <text:s text:c="3"/>sampled: 1659.064 <text:s text:c="2"/>given: 14000 <text:s text:c="2"/>gain: 8.4384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474 <text:s text:c="3"/>sampled: 1659.064 <text:s text:c="2"/>given: 14000 <text:s text:c="2"/>gain: 8.4384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98 <text:s text:c="3"/>sampled: 1540.631 <text:s text:c="2"/>given: 13000 <text:s text:c="2"/>gain: 8.438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297 <text:s text:c="3"/>sampled: 1540.53 <text:s text:c="2"/>given: 13000 <text:s text:c="2"/>gain: 8.43865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4121 <text:s text:c="3"/>sampled: 1422.098 <text:s text:c="2"/>given: 12000 <text:s text:c="2"/>gain: 8.43823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4121 <text:s text:c="3"/>sampled: 1422.098 <text:s text:c="2"/>given: 12000 <text:s text:c="2"/>gain: 8.43823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946 <text:s text:c="3"/>sampled: 1303.766 <text:s text:c="2"/>given: 11000 <text:s text:c="2"/>gain: 8.43709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2945 <text:s text:c="3"/>sampled: 1303.665 <text:s text:c="2"/>given: 11000 <text:s text:c="2"/>gain: 8.43775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769 <text:s text:c="3"/>sampled: 1185.233 <text:s text:c="2"/>given: 10000 <text:s text:c="2"/>gain: 8.43716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1769 <text:s text:c="3"/>sampled: 1185.233 <text:s text:c="2"/>given: 10000 <text:s text:c="2"/>gain: 8.43716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593 <text:s text:c="3"/>sampled: 1066.8 <text:s text:c="2"/>given: 9000 <text:s text:c="2"/>gain: 8.43644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10593 <text:s text:c="3"/>sampled: 1066.8 <text:s text:c="2"/>given: 9000 <text:s text:c="2"/>gain: 8.43644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416 <text:s text:c="3"/>sampled: 948.2666 <text:s text:c="2"/>given: 8000 <text:s text:c="2"/>gain: 8.43644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9416 <text:s text:c="3"/>sampled: 948.2666 <text:s text:c="2"/>given: 8000 <text:s text:c="2"/>gain: 8.436446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240 <text:s text:c="3"/>sampled: 829.834 <text:s text:c="2"/>given: 7000 <text:s text:c="2"/>gain: 8.43542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8240 <text:s text:c="3"/>sampled: 829.834 <text:s text:c="2"/>given: 7000 <text:s text:c="2"/>gain: 8.43542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7063 <text:s text:c="3"/>sampled: 711.3007 <text:s text:c="2"/>given: 6000 <text:s text:c="2"/>gain: 8.435251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w: 7063 <text:s text:c="3"/>sampled: 711.3007 <text:s text:c="2"/>given: 6000 <text:s text:c="2"/>gain: 8.435251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8.439135" calcext:value-type="float">
            <text:p>8.439135</text:p>
          </table:table-cell>
          <table:table-cell table:number-columns-repeated="1023"/>
        </table:table-row>
        <table:table-row table:style-name="ro1">
          <table:table-cell table:style-name="ce7" office:value-type="float" office:value="8.439135" calcext:value-type="float">
            <text:p>8.439135</text:p>
          </table:table-cell>
          <table:table-cell table:number-columns-repeated="1023"/>
        </table:table-row>
        <table:table-row table:style-name="ro1">
          <table:table-cell table:style-name="ce7" office:value-type="float" office:value="8.43788" calcext:value-type="float">
            <text:p>8.43788</text:p>
          </table:table-cell>
          <table:table-cell table:number-columns-repeated="1023"/>
        </table:table-row>
        <table:table-row table:style-name="ro1">
          <table:table-cell table:style-name="ce7" office:value-type="float" office:value="8.43788" calcext:value-type="float">
            <text:p>8.43788</text:p>
          </table:table-cell>
          <table:table-cell table:number-columns-repeated="1023"/>
        </table:table-row>
        <table:table-row table:style-name="ro1">
          <table:table-cell table:style-name="ce7" office:value-type="float" office:value="8.438495" calcext:value-type="float">
            <text:p>8.438495</text:p>
          </table:table-cell>
          <table:table-cell table:number-columns-repeated="1023"/>
        </table:table-row>
        <table:table-row table:style-name="ro1">
          <table:table-cell table:style-name="ce7" office:value-type="float" office:value="8.438495" calcext:value-type="float">
            <text:p>8.438495</text:p>
          </table:table-cell>
          <table:table-cell table:number-columns-repeated="1023"/>
        </table:table-row>
        <table:table-row table:style-name="ro1">
          <table:table-cell table:style-name="ce7" office:value-type="float" office:value="8.438101" calcext:value-type="float">
            <text:p>8.438101</text:p>
          </table:table-cell>
          <table:table-cell table:number-columns-repeated="1023"/>
        </table:table-row>
        <table:table-row table:style-name="ro1">
          <table:table-cell table:style-name="ce7" office:value-type="float" office:value="8.438652" calcext:value-type="float">
            <text:p>8.438652</text:p>
          </table:table-cell>
          <table:table-cell table:number-columns-repeated="1023"/>
        </table:table-row>
        <table:table-row table:style-name="ro1">
          <table:table-cell table:style-name="ce8" office:value-type="float" office:value="8.438238" calcext:value-type="float">
            <text:p>8.438238</text:p>
          </table:table-cell>
          <table:table-cell table:number-columns-repeated="1023"/>
        </table:table-row>
        <table:table-row table:style-name="ro1">
          <table:table-cell table:style-name="ce8" office:value-type="float" office:value="8.438238" calcext:value-type="float">
            <text:p>8.438238</text:p>
          </table:table-cell>
          <table:table-cell table:number-columns-repeated="1023"/>
        </table:table-row>
        <table:table-row table:style-name="ro1">
          <table:table-cell table:style-name="ce8" office:value-type="float" office:value="8.437098" calcext:value-type="float">
            <text:p>8.437098</text:p>
          </table:table-cell>
          <table:table-cell table:number-columns-repeated="1023"/>
        </table:table-row>
        <table:table-row table:style-name="ro1">
          <table:table-cell table:style-name="ce8" office:value-type="float" office:value="8.43775" calcext:value-type="float">
            <text:p>8.43775</text:p>
          </table:table-cell>
          <table:table-cell table:number-columns-repeated="1023"/>
        </table:table-row>
        <table:table-row table:style-name="ro1">
          <table:table-cell table:style-name="ce8" office:value-type="float" office:value="8.437162" calcext:value-type="float">
            <text:p>8.437162</text:p>
          </table:table-cell>
          <table:table-cell table:number-columns-repeated="1023"/>
        </table:table-row>
        <table:table-row table:style-name="ro1">
          <table:table-cell table:style-name="ce8" office:value-type="float" office:value="8.437162" calcext:value-type="float">
            <text:p>8.437162</text:p>
          </table:table-cell>
          <table:table-cell table:number-columns-repeated="1023"/>
        </table:table-row>
        <table:table-row table:style-name="ro1">
          <table:table-cell table:style-name="ce8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8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8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8" office:value-type="float" office:value="8.436446" calcext:value-type="float">
            <text:p>8.436446</text:p>
          </table:table-cell>
          <table:table-cell table:number-columns-repeated="1023"/>
        </table:table-row>
        <table:table-row table:style-name="ro1">
          <table:table-cell table:style-name="ce8" office:value-type="float" office:value="8.435422" calcext:value-type="float">
            <text:p>8.435422</text:p>
          </table:table-cell>
          <table:table-cell table:number-columns-repeated="1023"/>
        </table:table-row>
        <table:table-row table:style-name="ro1">
          <table:table-cell table:style-name="ce8" office:value-type="float" office:value="8.435422" calcext:value-type="float">
            <text:p>8.435422</text:p>
          </table:table-cell>
          <table:table-cell table:number-columns-repeated="1023"/>
        </table:table-row>
        <table:table-row table:style-name="ro1">
          <table:table-cell table:style-name="ce8" office:value-type="float" office:value="8.435251" calcext:value-type="float">
            <text:p>8.435251</text:p>
          </table:table-cell>
          <table:table-cell table:number-columns-repeated="1023"/>
        </table:table-row>
        <table:table-row table:style-name="ro1">
          <table:table-cell table:style-name="ce8" office:value-type="float" office:value="8.435251" calcext:value-type="float">
            <text:p>8.435251</text:p>
          </table:table-cell>
          <table:table-cell table:number-columns-repeated="1023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1">
          <table:table-cell table:style-name="ce8" office:value-type="float" office:value="8.4375" calcext:value-type="float">
            <text:p>8.4375</text:p>
          </table:table-cell>
          <table:table-cell table:number-columns-repeated="1023"/>
        </table:table-row>
        <table:table-row table:style-name="ro1" table:number-rows-repeated="4">
          <table:table-cell table:style-name="ce8"/>
          <table:table-cell table:number-columns-repeated="1023"/>
        </table:table-row>
        <table:table-row table:style-name="ro2">
          <table:table-cell table:style-name="ce4" office:value-type="string" calcext:value-type="string">
            <text:p>35A</text:p>
          </table:table-cell>
          <table:table-cell table:style-name="ce9" office:value-type="string" calcext:value-type="string">
            <text:p>35A Average</text:p>
          </table:table-cell>
          <table:table-cell table:style-name="ce9" office:value-type="string" calcext:value-type="string">
            <text:p>average V on Res</text:p>
          </table:table-cell>
          <table:table-cell table:style-name="ce9" office:value-type="string" calcext:value-type="string">
            <text:p>calculated current 35A</text:p>
          </table:table-cell>
          <table:table-cell table:style-name="ce9" office:value-type="string" calcext:value-type="string">
            <text:p>Gain 35A</text:p>
          </table:table-cell>
          <table:table-cell table:style-name="ce9" office:value-type="string" calcext:value-type="string">
            <text:p>V on 1m</text:p>
          </table:table-cell>
          <table:table-cell table:number-columns-repeated="1018"/>
        </table:table-row>
        <table:table-row table:style-name="ro1">
          <table:table-cell table:style-name="ce6" office:value-type="float" office:value="1621.802" calcext:value-type="float">
            <text:p>1621.802</text:p>
          </table:table-cell>
          <table:table-cell table:formula="of:=AVERAGE([.A55:.A221])" office:value-type="float" office:value="1621.4115988024" calcext:value-type="float">
            <text:p>1621.4115988024</text:p>
          </table:table-cell>
          <table:table-cell table:formula="of:=AVERAGE([.F55:.F60])" office:value-type="float" office:value="17.5000333333333" calcext:value-type="float">
            <text:p>17.5000333333333</text:p>
          </table:table-cell>
          <table:table-cell table:formula="of:=2*[.C55]" office:value-type="float" office:value="35.0000666666667" calcext:value-type="float">
            <text:p>35.0000666666667</text:p>
          </table:table-cell>
          <table:table-cell table:formula="of:=[.D55]/[.B55]" office:value-type="float" office:value="0.0215861701572373" calcext:value-type="float">
            <text:p>0.021586170157237</text:p>
          </table:table-cell>
          <table:table-cell office:value-type="float" office:value="17.5002" calcext:value-type="float">
            <text:p>17.5002</text:p>
          </table:table-cell>
          <table:table-cell table:number-columns-repeated="1018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4"/>
          <table:table-cell office:value-type="float" office:value="17.4993" calcext:value-type="float">
            <text:p>17.4993</text:p>
          </table:table-cell>
          <table:table-cell table:number-columns-repeated="1018"/>
        </table:table-row>
        <table:table-row table:style-name="ro1">
          <table:table-cell table:style-name="ce6" office:value-type="float" office:value="1621.6" calcext:value-type="float">
            <text:p>1621.6</text:p>
          </table:table-cell>
          <table:table-cell table:number-columns-repeated="4"/>
          <table:table-cell office:value-type="float" office:value="17.4996" calcext:value-type="float">
            <text:p>17.4996</text:p>
          </table:table-cell>
          <table:table-cell table:number-columns-repeated="1018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4"/>
          <table:table-cell office:value-type="float" office:value="17.5002" calcext:value-type="float">
            <text:p>17.5002</text:p>
          </table:table-cell>
          <table:table-cell table:number-columns-repeated="1018"/>
        </table:table-row>
        <table:table-row table:style-name="ro1">
          <table:table-cell table:style-name="ce6" office:value-type="float" office:value="1622.305" calcext:value-type="float">
            <text:p>1622.305</text:p>
          </table:table-cell>
          <table:table-cell table:number-columns-repeated="4"/>
          <table:table-cell office:value-type="float" office:value="17.5004" calcext:value-type="float">
            <text:p>17.5004</text:p>
          </table:table-cell>
          <table:table-cell table:number-columns-repeated="1018"/>
        </table:table-row>
        <table:table-row table:style-name="ro1">
          <table:table-cell table:style-name="ce6" office:value-type="float" office:value="1622.205" calcext:value-type="float">
            <text:p>1622.205</text:p>
          </table:table-cell>
          <table:table-cell table:number-columns-repeated="4"/>
          <table:table-cell office:value-type="float" office:value="17.5005" calcext:value-type="float">
            <text:p>17.5005</text:p>
          </table:table-cell>
          <table:table-cell table:number-columns-repeated="1018"/>
        </table:table-row>
        <table:table-row table:style-name="ro1">
          <table:table-cell table:style-name="ce6" office:value-type="float" office:value="1622.003" calcext:value-type="float">
            <text:p>1622.00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2.003" calcext:value-type="float">
            <text:p>1622.003</text:p>
          </table:table-cell>
          <table:table-cell table:number-columns-repeated="1023"/>
        </table:table-row>
        <table:table-row table:style-name="ro1">
          <table:table-cell table:style-name="ce6" office:value-type="float" office:value="1622.003" calcext:value-type="float">
            <text:p>1622.00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2.809" calcext:value-type="float">
            <text:p>1622.809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3.111" calcext:value-type="float">
            <text:p>1623.111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23.01" calcext:value-type="float">
            <text:p>1623.01</text:p>
          </table:table-cell>
          <table:table-cell table:number-columns-repeated="1023"/>
        </table:table-row>
        <table:table-row table:style-name="ro1">
          <table:table-cell table:style-name="ce6" office:value-type="float" office:value="1621.6" calcext:value-type="float">
            <text:p>1621.6</text:p>
          </table:table-cell>
          <table:table-cell table:number-columns-repeated="1023"/>
        </table:table-row>
        <table:table-row table:style-name="ro1">
          <table:table-cell table:style-name="ce6" office:value-type="float" office:value="1623.01" calcext:value-type="float">
            <text:p>1623.01</text:p>
          </table:table-cell>
          <table:table-cell table:number-columns-repeated="1023"/>
        </table:table-row>
        <table:table-row table:style-name="ro1">
          <table:table-cell table:style-name="ce6" office:value-type="float" office:value="1622.104" calcext:value-type="float">
            <text:p>1622.10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6" calcext:value-type="float">
            <text:p>1621.6</text:p>
          </table:table-cell>
          <table:table-cell table:number-columns-repeated="1023"/>
        </table:table-row>
        <table:table-row table:style-name="ro1">
          <table:table-cell table:style-name="ce6" office:value-type="float" office:value="1622.91" calcext:value-type="float">
            <text:p>1622.9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19.183" calcext:value-type="float">
            <text:p>1619.18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22.809" calcext:value-type="float">
            <text:p>1622.8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6" office:value-type="float" office:value="1622.91" calcext:value-type="float">
            <text:p>1622.91</text:p>
          </table:table-cell>
          <table:table-cell table:number-columns-repeated="1023"/>
        </table:table-row>
        <table:table-row table:style-name="ro1">
          <table:table-cell table:style-name="ce6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6" office:value-type="float" office:value="1622.507" calcext:value-type="float">
            <text:p>1622.50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2.507" calcext:value-type="float">
            <text:p>1622.507</text:p>
          </table:table-cell>
          <table:table-cell table:number-columns-repeated="1023"/>
        </table:table-row>
        <table:table-row table:style-name="ro1">
          <table:table-cell table:style-name="ce6" office:value-type="float" office:value="1624.219" calcext:value-type="float">
            <text:p>1624.219</text:p>
          </table:table-cell>
          <table:table-cell table:number-columns-repeated="1023"/>
        </table:table-row>
        <table:table-row table:style-name="ro1">
          <table:table-cell table:style-name="ce6" office:value-type="float" office:value="1621.6" calcext:value-type="float">
            <text:p>1621.6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5" calcext:value-type="float">
            <text:p>1621.5</text:p>
          </table:table-cell>
          <table:table-cell table:number-columns-repeated="1023"/>
        </table:table-row>
        <table:table-row table:style-name="ro1">
          <table:table-cell table:style-name="ce6" office:value-type="float" office:value="1622.305" calcext:value-type="float">
            <text:p>1622.30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2.507" calcext:value-type="float">
            <text:p>1622.50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2.708" calcext:value-type="float">
            <text:p>1622.708</text:p>
          </table:table-cell>
          <table:table-cell table:number-columns-repeated="1023"/>
        </table:table-row>
        <table:table-row table:style-name="ro1">
          <table:table-cell table:style-name="ce6" office:value-type="float" office:value="1622.607" calcext:value-type="float">
            <text:p>1622.60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3.01" calcext:value-type="float">
            <text:p>1623.01</text:p>
          </table:table-cell>
          <table:table-cell table:number-columns-repeated="1023"/>
        </table:table-row>
        <table:table-row table:style-name="ro1">
          <table:table-cell table:style-name="ce6" office:value-type="float" office:value="1622.708" calcext:value-type="float">
            <text:p>1622.708</text:p>
          </table:table-cell>
          <table:table-cell table:number-columns-repeated="1023"/>
        </table:table-row>
        <table:table-row table:style-name="ro1">
          <table:table-cell table:style-name="ce6" office:value-type="float" office:value="1622.003" calcext:value-type="float">
            <text:p>1622.00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5" calcext:value-type="float">
            <text:p>1621.5</text:p>
          </table:table-cell>
          <table:table-cell table:number-columns-repeated="1023"/>
        </table:table-row>
        <table:table-row table:style-name="ro1">
          <table:table-cell table:style-name="ce6" office:value-type="float" office:value="1622.003" calcext:value-type="float">
            <text:p>1622.00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701" calcext:value-type="float">
            <text:p>1621.701</text:p>
          </table:table-cell>
          <table:table-cell table:number-columns-repeated="1023"/>
        </table:table-row>
        <table:table-row table:style-name="ro1">
          <table:table-cell table:style-name="ce6" office:value-type="float" office:value="1622.104" calcext:value-type="float">
            <text:p>1622.104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1.5" calcext:value-type="float">
            <text:p>1621.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23.514" calcext:value-type="float">
            <text:p>1623.514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6" office:value-type="float" office:value="1622.708" calcext:value-type="float">
            <text:p>1622.708</text:p>
          </table:table-cell>
          <table:table-cell table:number-columns-repeated="1023"/>
        </table:table-row>
        <table:table-row table:style-name="ro1">
          <table:table-cell table:style-name="ce6" office:value-type="float" office:value="1624.118" calcext:value-type="float">
            <text:p>1624.118</text:p>
          </table:table-cell>
          <table:table-cell table:number-columns-repeated="1023"/>
        </table:table-row>
        <table:table-row table:style-name="ro1">
          <table:table-cell table:style-name="ce6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392" calcext:value-type="float">
            <text:p>1620.392</text:p>
          </table:table-cell>
          <table:table-cell table:number-columns-repeated="1023"/>
        </table:table-row>
        <table:table-row table:style-name="ro1">
          <table:table-cell table:style-name="ce6" office:value-type="float" office:value="1622.305" calcext:value-type="float">
            <text:p>1622.305</text:p>
          </table:table-cell>
          <table:table-cell table:number-columns-repeated="1023"/>
        </table:table-row>
        <table:table-row table:style-name="ro1">
          <table:table-cell table:style-name="ce6" office:value-type="float" office:value="1622.003" calcext:value-type="float">
            <text:p>1622.003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6" office:value-type="float" office:value="1618.781" calcext:value-type="float">
            <text:p>1618.781</text:p>
          </table:table-cell>
          <table:table-cell table:number-columns-repeated="1023"/>
        </table:table-row>
        <table:table-row table:style-name="ro1">
          <table:table-cell table:style-name="ce6" office:value-type="float" office:value="1619.888" calcext:value-type="float">
            <text:p>1619.88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6" calcext:value-type="float">
            <text:p>1621.6</text:p>
          </table:table-cell>
          <table:table-cell table:number-columns-repeated="1023"/>
        </table:table-row>
        <table:table-row table:style-name="ro1">
          <table:table-cell table:style-name="ce6" office:value-type="float" office:value="1622.507" calcext:value-type="float">
            <text:p>1622.50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19.687" calcext:value-type="float">
            <text:p>1619.687</text:p>
          </table:table-cell>
          <table:table-cell table:number-columns-repeated="1023"/>
        </table:table-row>
        <table:table-row table:style-name="ro1">
          <table:table-cell table:style-name="ce6" office:value-type="float" office:value="1622.809" calcext:value-type="float">
            <text:p>1622.809</text:p>
          </table:table-cell>
          <table:table-cell table:number-columns-repeated="1023"/>
        </table:table-row>
        <table:table-row table:style-name="ro1">
          <table:table-cell table:style-name="ce6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6" office:value-type="float" office:value="1622.406" calcext:value-type="float">
            <text:p>1622.406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21.701" calcext:value-type="float">
            <text:p>1621.70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23.413" calcext:value-type="float">
            <text:p>1623.41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2.507" calcext:value-type="float">
            <text:p>1622.50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399" calcext:value-type="float">
            <text:p>1621.399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996" calcext:value-type="float">
            <text:p>1620.996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1.6" calcext:value-type="float">
            <text:p>1621.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3.01" calcext:value-type="float">
            <text:p>1623.0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3.01" calcext:value-type="float">
            <text:p>1623.01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22.607" calcext:value-type="float">
            <text:p>1622.607</text:p>
          </table:table-cell>
          <table:table-cell table:number-columns-repeated="1023"/>
        </table:table-row>
        <table:table-row table:style-name="ro1">
          <table:table-cell table:style-name="ce6" office:value-type="float" office:value="1618.478" calcext:value-type="float">
            <text:p>1618.47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5" calcext:value-type="float">
            <text:p>1621.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298" calcext:value-type="float">
            <text:p>1621.298</text:p>
          </table:table-cell>
          <table:table-cell table:number-columns-repeated="1023"/>
        </table:table-row>
        <table:table-row table:style-name="ro1">
          <table:table-cell table:style-name="ce6" office:value-type="float" office:value="1622.305" calcext:value-type="float">
            <text:p>1622.305</text:p>
          </table:table-cell>
          <table:table-cell table:number-columns-repeated="1023"/>
        </table:table-row>
        <table:table-row table:style-name="ro1">
          <table:table-cell table:style-name="ce6" office:value-type="float" office:value="1620.795" calcext:value-type="float">
            <text:p>1620.7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5" calcext:value-type="float">
            <text:p>1621.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198" calcext:value-type="float">
            <text:p>1621.198</text:p>
          </table:table-cell>
          <table:table-cell table:number-columns-repeated="1023"/>
        </table:table-row>
        <table:table-row table:style-name="ro1">
          <table:table-cell table:style-name="ce6" office:value-type="float" office:value="1619.989" calcext:value-type="float">
            <text:p>1619.989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20.09" calcext:value-type="float">
            <text:p>1620.0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1.802" calcext:value-type="float">
            <text:p>1621.802</text:p>
          </table:table-cell>
          <table:table-cell table:number-columns-repeated="1023"/>
        </table:table-row>
        <table:table-row table:style-name="ro1">
          <table:table-cell table:style-name="ce6" office:value-type="float" office:value="1622.003" calcext:value-type="float">
            <text:p>1622.00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593" calcext:value-type="float">
            <text:p>1620.593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19.284" calcext:value-type="float">
            <text:p>1619.28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19" calcext:value-type="float">
            <text:p>1620.19</text:p>
          </table:table-cell>
          <table:table-cell table:number-columns-repeated="1023"/>
        </table:table-row>
        <table:table-row table:style-name="ro1">
          <table:table-cell table:style-name="ce6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694" calcext:value-type="float">
            <text:p>1620.694</text:p>
          </table:table-cell>
          <table:table-cell table:number-columns-repeated="1023"/>
        </table:table-row>
        <table:table-row table:style-name="ro1">
          <table:table-cell table:style-name="ce6" office:value-type="float" office:value="1621.097" calcext:value-type="float">
            <text:p>1621.097</text:p>
          </table:table-cell>
          <table:table-cell table:number-columns-repeated="1023"/>
        </table:table-row>
        <table:table-row table:style-name="ro1">
          <table:table-cell table:style-name="ce6" office:value-type="float" office:value="1623.212" calcext:value-type="float">
            <text:p>1623.212</text:p>
          </table:table-cell>
          <table:table-cell table:number-columns-repeated="1023"/>
        </table:table-row>
        <table:table-row table:style-name="ro1">
          <table:table-cell table:style-name="ce6" office:value-type="float" office:value="1623.01" calcext:value-type="float">
            <text:p>1623.01</text:p>
          </table:table-cell>
          <table:table-cell table:number-columns-repeated="1023"/>
        </table:table-row>
        <table:table-row table:style-name="ro1">
          <table:table-cell table:style-name="ce6" office:value-type="float" office:value="1619.788" calcext:value-type="float">
            <text:p>1619.788</text:p>
          </table:table-cell>
          <table:table-cell table:number-columns-repeated="1023"/>
        </table:table-row>
        <table:table-row table:style-name="ro1">
          <table:table-cell table:style-name="ce6" office:value-type="float" office:value="1621.902" calcext:value-type="float">
            <text:p>1621.902</text:p>
          </table:table-cell>
          <table:table-cell table:number-columns-repeated="1023"/>
        </table:table-row>
        <table:table-row table:style-name="ro1">
          <table:table-cell table:style-name="ce6" office:value-type="float" office:value="1621.6" calcext:value-type="float">
            <text:p>1621.6</text:p>
          </table:table-cell>
          <table:table-cell table:number-columns-repeated="1023"/>
        </table:table-row>
        <table:table-row table:style-name="ro1">
          <table:table-cell table:style-name="ce6" office:value-type="float" office:value="1621.5" calcext:value-type="float">
            <text:p>1621.5</text:p>
          </table:table-cell>
          <table:table-cell table:number-columns-repeated="1023"/>
        </table:table-row>
        <table:table-row table:style-name="ro1">
          <table:table-cell table:style-name="ce6" office:value-type="float" office:value="1622.104" calcext:value-type="float">
            <text:p>1622.104</text:p>
          </table:table-cell>
          <table:table-cell table:number-columns-repeated="1023"/>
        </table:table-row>
        <table:table-row table:style-name="ro1">
          <table:table-cell table:style-name="ce6" office:value-type="float" office:value="1623.514" calcext:value-type="float">
            <text:p>1623.514</text:p>
          </table:table-cell>
          <table:table-cell table:number-columns-repeated="1023"/>
        </table:table-row>
        <table:table-row table:style-name="ro1">
          <table:table-cell table:style-name="ce6" office:value-type="float" office:value="1620.291" calcext:value-type="float">
            <text:p>1620.291</text:p>
          </table:table-cell>
          <table:table-cell table:number-columns-repeated="1023"/>
        </table:table-row>
        <table:table-row table:style-name="ro1">
          <table:table-cell table:style-name="ce6" office:value-type="float" office:value="1621.701" calcext:value-type="float">
            <text:p>1621.701</text:p>
          </table:table-cell>
          <table:table-cell table:number-columns-repeated="1023"/>
        </table:table-row>
        <table:table-row table:style-name="ro1">
          <table:table-cell table:style-name="ce6" office:value-type="float" office:value="1620.895" calcext:value-type="float">
            <text:p>1620.895</text:p>
          </table:table-cell>
          <table:table-cell table:number-columns-repeated="1023"/>
        </table:table-row>
        <table:table-row table:style-name="ro1">
          <table:table-cell table:style-name="ce6" office:value-type="float" office:value="1622.406" calcext:value-type="float">
            <text:p>1622.406</text:p>
          </table:table-cell>
          <table:table-cell table:number-columns-repeated="1023"/>
        </table:table-row>
        <table:table-row table:style-name="ro1">
          <table:table-cell table:style-name="ce6" office:value-type="float" office:value="1622.406" calcext:value-type="float">
            <text:p>1622.406</text:p>
          </table:table-cell>
          <table:table-cell table:number-columns-repeated="1023"/>
        </table:table-row>
        <table:table-row table:style-name="ro1">
          <table:table-cell table:style-name="ce6" office:value-type="float" office:value="1620.493" calcext:value-type="float">
            <text:p>1620.493</text:p>
          </table:table-cell>
          <table:table-cell table:number-columns-repeated="1023"/>
        </table:table-row>
        <table:table-row table:style-name="ro1" table:number-rows-repeated="91">
          <table:table-cell table:style-name="ce8"/>
          <table:table-cell table:number-columns-repeated="1023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5:43:59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0T16:09:32.341000000</dc:date>
    <meta:editing-duration>PT10H1M46S</meta:editing-duration>
    <meta:editing-cycles>121</meta:editing-cycles>
    <meta:document-statistic meta:table-count="1" meta:cell-count="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5:Sheet1.A46" svg:x="0.32cm" svg:y="0.18cm" svg:width="12.508cm" svg:height="8.64cm">
          <chartooo:coordinate-region svg:x="1.418cm" svg:y="0.379cm" svg:width="11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5:Sheet1.A46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39135">
                <text:p>8.439135</text:p>
                <draw:g>
                  <svg:desc>Sheet1.A25:Sheet1.A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39135">
                <text:p>8.439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3788">
                <text:p>8.43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3788">
                <text:p>8.43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38495">
                <text:p>8.438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38495">
                <text:p>8.43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38101">
                <text:p>8.43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38652">
                <text:p>8.438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38238">
                <text:p>8.438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38238">
                <text:p>8.438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37098">
                <text:p>8.437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3775">
                <text:p>8.43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37162">
                <text:p>8.437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37162">
                <text:p>8.437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36446">
                <text:p>8.436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35422">
                <text:p>8.435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35422">
                <text:p>8.435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35251">
                <text:p>8.435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35251">
                <text:p>8.435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